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v2d(3, 96, kernel_size=(11, 11), stride=(4, 4)) | input shape : torch.Size([3, 227, 227])</text:p>
      <text:p text:style-name="Standard">ReLU() | input shape : torch.Size([96, 55, 55])</text:p>
      <text:p text:style-name="Standard">MaxPool2d(kernel_size=(3, 3), stride=2, padding=0, dilation=1, ceil_mode=False) | input shape : torch.Size([96, 55, 55])</text:p>
      <text:p text:style-name="Standard">Conv2d(96, 256, kernel_size=(5, 5), stride=(1, 1), padding=(2, 2)) | input shape : torch.Size([96, 27, 27])</text:p>
      <text:p text:style-name="Standard">ReLU() | input shape : torch.Size([256, 27, 27])</text:p>
      <text:p text:style-name="Standard">MaxPool2d(kernel_size=(3, 3), stride=2, padding=0, dilation=1, ceil_mode=False) | input shape : torch.Size([256, 27, 27])</text:p>
      <text:p text:style-name="Standard">Conv2d(256, 384, kernel_size=(3, 3), stride=(1, 1), padding=(1, 1)) | input shape : torch.Size([256, 13, 13])</text:p>
      <text:p text:style-name="Standard">ReLU() | input shape : torch.Size([384, 13, 13])</text:p>
      <text:p text:style-name="Standard">Conv2d(384, 384, kernel_size=(3, 3), stride=(1, 1), padding=(1, 1)) | input shape : torch.Size([384, 13, 13])</text:p>
      <text:p text:style-name="Standard">ReLU() | input shape : torch.Size([384, 13, 13])</text:p>
      <text:p text:style-name="Standard">Conv2d(384, 256, kernel_size=(3, 3), stride=(1, 1), padding=(1, 1)) | input shape : torch.Size([384, 13, 13])</text:p>
      <text:p text:style-name="Standard">ReLU() | input shape : torch.Size([256, 13, 13])</text:p>
      <text:p text:style-name="Standard">MaxPool2d(kernel_size=(3, 3), stride=2, padding=0, dilation=1, ceil_mode=False) | input shape : torch.Size([256, 13, 13])</text:p>
      <text:p text:style-name="Standard">ConvTranspose2d(256, 96, kernel_size=(3, 3), stride=(3, 3), padding=(1, 1)) | input shape : torch.Size([256, 6, 6])</text:p>
      <text:p text:style-name="Standard">ReLU() | input shape : torch.Size([96, 16, 16])</text:p>
      <text:p text:style-name="Standard">ConvTranspose2d(96, 48, kernel_size=(4, 4), stride=(3, 3)) | input shape : torch.Size([96, 16, 16])</text:p>
      <text:p text:style-name="Standard">ReLU() | input shape : torch.Size([48, 49, 49])</text:p>
      <text:p text:style-name="Standard">ConvTranspose2d(48, 24, kernel_size=(5, 5), stride=(2, 2), padding=(1, 1)) | input shape : torch.Size([48, 49, 49])</text:p>
      <text:p text:style-name="Standard">ReLU() | input shape : torch.Size([24, 99, 99])</text:p>
      <text:p text:style-name="Standard">==========================================================================================</text:p>
      <text:p text:style-name="Standard">Layer (type:depth-idx) <text:s text:c="18"/>Output Shape <text:s text:c="13"/>Param #</text:p>
      <text:p text:style-name="Standard">==========================================================================================</text:p>
      <text:p text:style-name="Standard">ReconstructiveAutoEncoder <text:s text:c="15"/>[24, 99, 99] <text:s text:c="13"/>--</text:p>
      <text:p text:style-name="Standard">├─Sequential: 1-1 <text:s text:c="23"/>-- <text:s text:c="23"/>--</text:p>
      <text:p text:style-name="Standard">│ <text:s text:c="3"/>└─Conv2d: 2-1 <text:s text:c="22"/>-- <text:s text:c="23"/>34,944</text:p>
      <text:p text:style-name="Standard">│ <text:s text:c="3"/>└─ReLU: 2-2 <text:s text:c="24"/>-- <text:s text:c="23"/>--</text:p>
      <text:p text:style-name="Standard">│ <text:s text:c="3"/>└─MaxPool2d: 2-3 <text:s text:c="19"/>-- <text:s text:c="23"/>--</text:p>
      <text:p text:style-name="Standard">│ <text:s text:c="3"/>└─Conv2d: 2-4 <text:s text:c="22"/>-- <text:s text:c="23"/>614,656</text:p>
      <text:p text:style-name="Standard">│ <text:s text:c="3"/>└─ReLU: 2-5 <text:s text:c="24"/>-- <text:s text:c="23"/>--</text:p>
      <text:p text:style-name="Standard">│ <text:s text:c="3"/>└─MaxPool2d: 2-6 <text:s text:c="19"/>-- <text:s text:c="23"/>--</text:p>
      <text:p text:style-name="Standard">│ <text:s text:c="3"/>└─Conv2d: 2-7 <text:s text:c="22"/>-- <text:s text:c="23"/>885,120</text:p>
      <text:p text:style-name="Standard">│ <text:s text:c="3"/>└─ReLU: 2-8 <text:s text:c="24"/>-- <text:s text:c="23"/>--</text:p>
      <text:p text:style-name="Standard">│ <text:s text:c="3"/>└─Conv2d: 2-9 <text:s text:c="22"/>-- <text:s text:c="23"/>1,327,488</text:p>
      <text:p text:style-name="Standard">│ <text:s text:c="3"/>└─ReLU: 2-10 <text:s text:c="23"/>-- <text:s text:c="23"/>--</text:p>
      <text:p text:style-name="Standard">│ <text:s text:c="3"/>└─Conv2d: 2-11 <text:s text:c="21"/>-- <text:s text:c="23"/>884,992</text:p>
      <text:p text:style-name="Standard">│ <text:s text:c="3"/>└─ReLU: 2-12 <text:s text:c="23"/>-- <text:s text:c="23"/>--</text:p>
      <text:p text:style-name="Standard">│ <text:s text:c="3"/>└─MaxPool2d: 2-13 <text:s text:c="18"/>-- <text:s text:c="23"/>--</text:p>
      <text:p text:style-name="Standard">│ <text:s text:c="3"/>└─ConvTranspose2d: 2-14 <text:s text:c="12"/>-- <text:s text:c="23"/>221,280</text:p>
      <text:p text:style-name="Standard">│ <text:s text:c="3"/>└─ReLU: 2-15 <text:s text:c="23"/>-- <text:s text:c="23"/>--</text:p>
      <text:p text:style-name="Standard">│ <text:s text:c="3"/>└─ConvTranspose2d: 2-16 <text:s text:c="12"/>-- <text:s text:c="23"/>73,776</text:p>
      <text:p text:style-name="Standard">│ <text:s text:c="3"/>└─ReLU: 2-17 <text:s text:c="23"/>-- <text:s text:c="23"/>--</text:p>
      <text:p text:style-name="Standard"><text:soft-page-break/>│ <text:s text:c="3"/>└─ConvTranspose2d: 2-18 <text:s text:c="12"/>-- <text:s text:c="23"/>28,824</text:p>
      <text:p text:style-name="Standard">│ <text:s text:c="3"/>└─ReLU: 2-19 <text:s text:c="23"/>-- <text:s text:c="23"/>--</text:p>
      <text:p text:style-name="Standard">==========================================================================================</text:p>
      <text:p text:style-name="Standard">Total params: 4,071,080</text:p>
      <text:p text:style-name="Standard">Trainable params: 4,071,080</text:p>
      <text:p text:style-name="Standard">Non-trainable params: 0</text:p>
      <text:p text:style-name="Standard">Total mult-adds (M): 0.00</text:p>
      <text:p text:style-name="Standard">==========================================================================================</text:p>
      <text:p text:style-name="Standard">Input size (MB): 0.62</text:p>
      <text:p text:style-name="Standard">Forward/backward pass size (MB): 0.00</text:p>
      <text:p text:style-name="Standard">Params size (MB): 16.28</text:p>
      <text:p text:style-name="Standard">Estimated Total Size (MB): 16.90</text:p>
      <text:p text:style-name="Standard">===================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5:11.662497537</meta:creation-date>
    <dc:date>2022-06-02T14:05:50.748943451</dc:date>
    <meta:editing-duration>PT39S</meta:editing-duration>
    <meta:editing-cycles>1</meta:editing-cycles>
    <meta:document-statistic meta:table-count="0" meta:image-count="0" meta:object-count="0" meta:page-count="2" meta:paragraph-count="54" meta:word-count="365" meta:character-count="3820" meta:non-whitespace-character-count="2522"/>
    <meta:generator>LibreOffice/6.4.7.2$Linux_X86_64 LibreOffice_project/40$Build-2</meta:generator>
  </office:meta>
</office:document-meta>
</file>